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7.6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39.02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" office:value-type="float" office:value="7" calcext:value-type="float">
            <text:p>7</text:p>
          </table:table-cell>
          <table:table-cell table:formula="of:=SUM([.C1:.M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ioamiento</text:p>
          </table:table-cell>
          <table:table-cell office:value-type="string" calcext:value-type="string">
            <text:p>Add nombre</text:p>
          </table:table-cell>
          <table:table-cell office:value-type="string" calcext:value-type="string">
            <text:p>Nombre vacio</text:p>
          </table:table-cell>
          <table:table-cell office:value-type="string" calcext:value-type="string">
            <text:p>tf no num</text:p>
          </table:table-cell>
          <table:table-cell office:value-type="string" calcext:value-type="string">
            <text:p>borrar sin warning</text:p>
          </table:table-cell>
          <table:table-cell office:value-type="string" calcext:value-type="string">
            <text:p>Actualiza </text:p>
          </table:table-cell>
          <table:table-cell office:value-type="string" calcext:value-type="string">
            <text:p>Borra todo</text:p>
          </table:table-cell>
          <table:table-cell office:value-type="string" calcext:value-type="string">
            <text:p>borrar activo/desactivo</text:p>
          </table:table-cell>
          <table:table-cell office:value-type="string" calcext:value-type="string">
            <text:p>Numero de contactos</text:p>
          </table:table-cell>
          <table:table-cell office:value-type="string" calcext:value-type="string">
            <text:p>comentarios</text:p>
          </table:table-cell>
          <table:table-cell office:value-type="string" calcext:value-type="string">
            <text:p>estructur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ésar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[.C3]*[.$C$1]+[.D3]*[.$D$1]+[.E3]*[.$E$1]+[.F3]*[.$F$1]+[.G3]*[.$G$1]+[.H3]*[.$H$1]+[.I3]*[.$I$1]+[.J3]*[.$J$1]+[.K3]*[.$K$1]+[.L3]*[.$L$1]+[.M3]*[.$M$1])/100"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Oñate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No usa arrays, muy complicad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nando Cebrián 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"/>
          <table:table-cell table:formula="of:=([.C5]*[.$C$1]+[.D5]*[.$D$1]+[.E5]*[.$E$1]+[.F5]*[.$F$1]+[.G5]*[.$G$1]+[.H5]*[.$H$1]+[.I5]*[.$I$1]+[.J5]*[.$J$1]+[.K5]*[.$K$1]+[.L5]*[.$L$1]+[.M5]*[.$M$1])/10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rman Gayarre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No funciona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Iganacio Vivas</text:p>
          </table:table-cell>
          <table:table-cell table:number-columns-repeated="11"/>
          <table:table-cell table:formula="of:=([.C7]*[.$C$1]+[.D7]*[.$D$1]+[.E7]*[.$E$1]+[.F7]*[.$F$1]+[.G7]*[.$G$1]+[.H7]*[.$H$1]+[.I7]*[.$I$1]+[.J7]*[.$J$1]+[.K7]*[.$K$1]+[.L7]*[.$L$1]+[.M7]*[.$M$1])/10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rge Chueca</text:p>
          </table:table-cell>
          <table:table-cell table:number-columns-repeated="11"/>
          <table:table-cell table:formula="of:=([.C8]*[.$C$1]+[.D8]*[.$D$1]+[.E8]*[.$E$1]+[.F8]*[.$F$1]+[.G8]*[.$G$1]+[.H8]*[.$H$1]+[.I8]*[.$I$1]+[.J8]*[.$J$1]+[.K8]*[.$K$1]+[.L8]*[.$L$1]+[.M8]*[.$M$1])/10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rge Puiértolas</text:p>
          </table:table-cell>
          <table:table-cell table:number-columns-repeated="11"/>
          <table:table-cell table:formula="of:=([.C9]*[.$C$1]+[.D9]*[.$D$1]+[.E9]*[.$E$1]+[.F9]*[.$F$1]+[.G9]*[.$G$1]+[.H9]*[.$H$1]+[.I9]*[.$I$1]+[.J9]*[.$J$1]+[.K9]*[.$K$1]+[.L9]*[.$L$1]+[.M9]*[.$M$1])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an Francisco <text:s/>Puert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C10]*[.$C$1]+[.D10]*[.$D$1]+[.E10]*[.$E$1]+[.F10]*[.$F$1]+[.G10]*[.$G$1]+[.H10]*[.$H$1]+[.I10]*[.$I$1]+[.J10]*[.$J$1]+[.K10]*[.$K$1]+[.L10]*[.$L$1]+[.M10]*[.$M$1])/100" office:value-type="float" office:value="8.72" calcext:value-type="float">
            <text:p>8,7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iis Miguel Martínez</text:p>
          </table:table-cell>
          <table:table-cell table:number-columns-repeated="11"/>
          <table:table-cell table:formula="of:=([.C11]*[.$C$1]+[.D11]*[.$D$1]+[.E11]*[.$E$1]+[.F11]*[.$F$1]+[.G11]*[.$G$1]+[.H11]*[.$H$1]+[.I11]*[.$I$1]+[.J11]*[.$J$1]+[.K11]*[.$K$1]+[.L11]*[.$L$1]+[.M11]*[.$M$1])/100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nuel Bailera</text:p>
          </table:table-cell>
          <table:table-cell table:number-columns-repeated="8"/>
          <table:table-cell table:style-name="ce1"/>
          <table:table-cell table:number-columns-repeated="2"/>
          <table:table-cell table:formula="of:=([.C12]*[.$C$1]+[.D12]*[.$D$1]+[.E12]*[.$E$1]+[.F12]*[.$F$1]+[.G12]*[.$G$1]+[.H12]*[.$H$1]+[.I12]*[.$I$1]+[.J12]*[.$J$1]+[.K12]*[.$K$1]+[.L12]*[.$L$1]+[.M12]*[.$M$1])/100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io Palací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C13]*[.$C$1]+[.D13]*[.$D$1]+[.E13]*[.$E$1]+[.F13]*[.$F$1]+[.G13]*[.$G$1]+[.H13]*[.$H$1]+[.I13]*[.$I$1]+[.J13]*[.$J$1]+[.K13]*[.$K$1]+[.L13]*[.$L$1]+[.M13]*[.$M$1])/100" office:value-type="float" office:value="5.49" calcext:value-type="float">
            <text:p>5,4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ia José Martínez Tolosa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[.C14]*[.$C$1]+[.D14]*[.$D$1]+[.E14]*[.$E$1]+[.F14]*[.$F$1]+[.G14]*[.$G$1]+[.H14]*[.$H$1]+[.I14]*[.$I$1]+[.J14]*[.$J$1]+[.K14]*[.$K$1]+[.L14]*[.$L$1]+[.M14]*[.$M$1])/100" office:value-type="float" office:value="8.79" calcext:value-type="float">
            <text:p>8,7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blo Delgado Valle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C15]*[.$C$1]+[.D15]*[.$D$1]+[.E15]*[.$E$1]+[.F15]*[.$F$1]+[.G15]*[.$G$1]+[.H15]*[.$H$1]+[.I15]*[.$I$1]+[.J15]*[.$J$1]+[.K15]*[.$K$1]+[.L15]*[.$L$1]+[.M15]*[.$M$1])/100" office:value-type="float" office:value="6.53" calcext:value-type="float">
            <text:p>6,5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ynando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lomé</text:p>
          </table:table-cell>
          <table:table-cell table:number-columns-repeated="11"/>
          <table:table-cell table:formula="of:=([.C17]*[.$C$1]+[.D17]*[.$D$1]+[.E17]*[.$E$1]+[.F17]*[.$F$1]+[.G17]*[.$G$1]+[.H17]*[.$H$1]+[.I17]*[.$I$1]+[.J17]*[.$J$1]+[.K17]*[.$K$1]+[.L17]*[.$L$1]+[.M17]*[.$M$1])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rgio Sanz</text:p>
          </table:table-cell>
          <table:table-cell table:number-columns-repeated="11"/>
          <table:table-cell table:formula="of:=([.C18]*[.$C$1]+[.D18]*[.$D$1]+[.E18]*[.$E$1]+[.F18]*[.$F$1]+[.G18]*[.$G$1]+[.H18]*[.$H$1]+[.I18]*[.$I$1]+[.J18]*[.$J$1]+[.K18]*[.$K$1]+[.L18]*[.$L$1]+[.M18]*[.$M$1])/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rgio Suñue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C19]*[.$C$1]+[.D19]*[.$D$1]+[.E19]*[.$E$1]+[.F19]*[.$F$1]+[.G19]*[.$G$1]+[.H19]*[.$H$1]+[.I19]*[.$I$1]+[.J19]*[.$J$1]+[.K19]*[.$K$1]+[.L19]*[.$L$1]+[.M19]*[.$M$1])/100" office:value-type="float" office:value="3.4" calcext:value-type="float">
            <text:p>3,4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No funcio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00/00/0000</text:date>, <text:time style:data-style-name="N2" text:time-value="18:21:02.0030713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8:48:02.622532192</meta:creation-date>
    <dc:date>2019-12-17T18:56:00.249165113</dc:date>
    <meta:editing-duration>PT8H10M40S</meta:editing-duration>
    <meta:editing-cycles>40</meta:editing-cycles>
    <meta:generator>LibreOffice/5.1.6.2$Linux_X86_64 LibreOffice_project/10m0$Build-2</meta:generator>
    <meta:document-statistic meta:table-count="1" meta:cell-count="153" meta:object-count="0"/>
  </office:meta>
</office:document-meta>
</file>